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06875d" officeooo:paragraph-rsid="0006875d" style:font-size-asian="12.25pt" style:font-size-complex="14pt"/>
    </style:style>
    <style:style style:name="P2" style:family="paragraph" style:parent-style-name="Preformatted_20_Text">
      <style:text-properties style:font-name="Liberation Serif" fo:font-size="14pt" fo:font-weight="bold" officeooo:rsid="0006875d" officeooo:paragraph-rsid="0006875d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88549" officeooo:paragraph-rsid="00088549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6875d" officeooo:paragraph-rsid="0006875d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7a4dd" officeooo:paragraph-rsid="0007a4dd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88549" officeooo:paragraph-rsid="00088549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9ab28" officeooo:paragraph-rsid="0009ab28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officeooo:paragraph-rsid="0006875d"/>
    </style:style>
    <style:style style:name="P9" style:family="paragraph" style:parent-style-name="Preformatted_20_Text">
      <style:text-properties officeooo:rsid="0006875d" officeooo:paragraph-rsid="0006875d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111827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111827" fo:letter-spacing="normal"/>
    </style:style>
    <style:style style:name="T4" style:family="text">
      <style:text-properties fo:font-variant="normal" fo:text-transform="none" fo:color="#111827" fo:letter-spacing="normal" fo:font-style="normal"/>
    </style:style>
    <style:style style:name="T5" style:family="text">
      <style:text-properties fo:font-variant="normal" fo:text-transform="none" fo:color="#111827" fo:letter-spacing="normal" fo:font-style="normal" fo:font-weight="normal"/>
    </style:style>
    <style:style style:name="T6" style:family="text">
      <style:text-properties fo:font-variant="normal" fo:text-transform="none" fo:color="#111827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11827" fo:letter-spacing="normal" fo:font-style="normal" officeooo:rsid="0007a4dd"/>
    </style:style>
    <style:style style:name="T8" style:family="text">
      <style:text-properties fo:font-variant="normal" fo:text-transform="none" fo:color="#111827" fo:letter-spacing="normal" fo:font-style="normal" officeooo:rsid="0009ab28"/>
    </style:style>
    <style:style style:name="T9" style:family="text">
      <style:text-properties style:font-name="Liberation Serif" fo:font-size="14pt" fo:font-weight="normal" officeooo:rsid="0006875d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: Commands VS Entrypoint</text:p>
      <text:p text:style-name="P2"/>
      <text:p text:style-name="P8"><text:span text:style-name="T9">Q-1 </text:span><text:span text:style-name="Source_20_Text"><text:span text:style-name="T1">Dockerfiles</text:span></text:span><text:span text:style-name="T3"> </text:span><text:span text:style-name="T2">for a few commonly used Docker Images are given in the </text:span><text:span text:style-name="Source_20_Text"><text:span text:style-name="T1">/root</text:span></text:span><text:span text:style-name="T3"> </text:span><text:span text:style-name="T2">(current) directory. Inspect them and try to answer the following questions.</text:span></text:p>
      <text:p text:style-name="P9"><text:span text:style-name="T2">A-1 Ok.</text:span></text:p>
      <text:p text:style-name="P9"><text:span text:style-name="T2">ls </text:span></text:p>
      <text:p text:style-name="P1"><text:span text:style-name="T5"/></text:p>
      <text:p text:style-name="P1"><text:span text:style-name="T5">Q-2 What is the ENTRYPOINT configured on the mysql image ?</text:span></text:p>
      <text:p text:style-name="P1"><text:span text:style-name="T5">A-2 cat Dockerfile-mysql</text:span></text:p>
      <text:p text:style-name="P2"><text:span text:style-name="T4">ENTRYPOINT [“docker-entrypoint.sh”]</text:span></text:p>
      <text:p text:style-name="P2"><text:span text:style-name="T4"/></text:p>
      <text:p text:style-name="P4"><text:span text:style-name="T4">Q-3 What is the CMD configured on the wordpress image ?</text:span></text:p>
      <text:p text:style-name="P4"><text:span text:style-name="T4">A-3 </text:span><text:span text:style-name="T6">ENTRYPOINT [“docker-entrypoint.sh”]</text:span></text:p>
      <text:p text:style-name="P4"><text:span text:style-name="T6"><text:s text:c="7"/>CMD [“apache2-foreground”]</text:span></text:p>
      <text:p text:style-name="P4"><text:span text:style-name="T6"/></text:p>
      <text:p text:style-name="P4"><text:span text:style-name="T4">Q-4 What is the final command run at startup when the wordpress image is run. Consider both ENTRYPOINT and CMD Instructions.</text:span></text:p>
      <text:p text:style-name="P4"><text:span text:style-name="T4"/></text:p>
      <text:p text:style-name="P4"><text:span text:style-name="T4">A-4 cat Dockefile-wordpress</text:span></text:p>
      <text:p text:style-name="P4"><text:span text:style-name="T4"><text:s text:c="6"/></text:span><text:span text:style-name="T6">ENTRYPOINT [“docker-entrypoint.sh”]</text:span></text:p>
      <text:p text:style-name="P4"><text:span text:style-name="T6"><text:s text:c="6"/>CMD [“apache2-foreground”]</text:span></text:p>
      <text:p text:style-name="P4"><text:span text:style-name="T4"/></text:p>
      <text:p text:style-name="P4"><text:span text:style-name="T4">Here, when you run image of wordperss , you can see in Dockerfile that Entrypoint is docker-entrypoint.sh which is Instructions </text:span><text:span text:style-name="T7">which is executable script.</text:span></text:p>
      <text:p text:style-name="P4"><text:span text:style-name="T4">apache2-foreground is command</text:span></text:p>
      <text:p text:style-name="P4"><text:span text:style-name="T4"/></text:p>
      <text:p text:style-name="P5"><text:span text:style-name="T4">Ans is , docker-entrypoint.sh apache2-foreground</text:span></text:p>
      <text:p text:style-name="P5"><text:span text:style-name="T4"/></text:p>
      <text:p text:style-name="P6"><text:span text:style-name="T4">Q-5 What is the command run at startup when the ubuntu image is run ?</text:span></text:p>
      <text:p text:style-name="P6"><text:span text:style-name="T4">A-5 cat Dockerfile-ubuntu</text:span></text:p>
      <text:p text:style-name="P3"><text:span text:style-name="T4">CMD [“bash”]</text:span></text:p>
      <text:p text:style-name="P6"><text:span text:style-name="T4">docker run ubuntu bash.</text:span></text:p>
      <text:p text:style-name="P6"><text:span text:style-name="T4">bash </text:span><text:span text:style-name="T8">command will run while image run.</text:span></text:p>
      <text:p text:style-name="P6"><text:span text:style-name="T8"/></text:p>
      <text:p text:style-name="P7"><text:span text:style-name="T4">Q-6 Run an instance of the ubuntu image to run the sleep 1000 command at startup.</text:span></text:p>
      <text:p text:style-name="P7"><text:span text:style-name="T4"><text:s text:c="7"/>Run it in detached mode.</text:span></text:p>
      <text:p text:style-name="P7"><text:span text:style-name="T4"/></text:p>
      <text:p text:style-name="P7"><text:span text:style-name="T4">A-6 docker run -d ubuntu sleep 1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5T14:12:52.524320915</dc:date>
    <meta:editing-duration>PT6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83" meta:character-count="1204" meta:non-whitespace-character-count="1019"/>
  </office:meta>
</office:document-meta>
</file>